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ationFactoryBeanTests.getResource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ConfigurationFactoryBeanTests.freeMarkerConfigurationFactoryBeanWithConfi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eMarkerConfigurationFactoryBeanTest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ationFactoryBeanTests.freeMarkerConfigurationA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eeMarkerConfigurationFactoryBeanTests.freeMarkerConfigurationFactoryBeanWithNonFileResourceLoader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reeMarkerConfigurationFactoryBeanTests.freeMarkerConfigurationFactoryBeanWithResourceLoa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